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sub>
              <mi>j</mi>
              <mi>n</mi>
            </msub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sqrt>
              <mrow>
                <mfrac>
                  <mo stretchy="false">π</mo>
                  <mrow>
                    <mn>2</mn>
                    <mi>z</mi>
                  </mrow>
                </mfrac>
              </mrow>
            </msqrt>
            <mi/>
            <msub>
              <mi>J</mi>
              <mrow>
                <mi>n</mi>
                <mrow>
                  <mi/>
                  <mo stretchy="false">+</mo>
                  <mi/>
                </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i>z</mi>
              </mrow>
              <mo stretchy="false">)</mo>
            </mrow>
          </mrow>
        </mtd>
      </mtr>
      <mtr>
        <mtd>
          <mrow>
            <mi/>
            <msub>
              <mi>n</mi>
              <mi>n</mi>
            </msub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sqrt>
              <mrow>
                <mfrac>
                  <mo stretchy="false">π</mo>
                  <mrow>
                    <mn>2</mn>
                    <mi>z</mi>
                  </mrow>
                </mfrac>
              </mrow>
            </msqrt>
            <mi/>
            <msub>
              <mi>N</mi>
              <mrow>
                <mi>n</mi>
                <mrow>
                  <mi/>
                  <mo stretchy="false">+</mo>
                  <mi/>
                </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i>z</mi>
              </mrow>
              <mo stretchy="false">)</mo>
            </mrow>
          </mrow>
        </mtd>
      </mtr>
      <mtr>
        <mtd>
          <mrow>
            <msubsup>
              <mi>h</mi>
              <mi>n</mi>
              <mrow>
                <mrow>
                  <mo stretchy="false">(</mo>
                  <mrow>
                    <mn>1</mn>
                    <mi>,</mi>
                    <mn>2</mn>
                  </mrow>
                  <mo stretchy="false">)</mo>
                </mrow>
              </mrow>
            </msubsup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sqrt>
              <mrow>
                <mfrac>
                  <mo stretchy="false">π</mo>
                  <mrow>
                    <mn>2</mn>
                    <mi>z</mi>
                  </mrow>
                </mfrac>
              </mrow>
            </msqrt>
            <mi/>
            <msub>
              <mi>H</mi>
              <mrow>
                <mi>n</mi>
                <mrow>
                  <mi/>
                  <mo stretchy="false">+</mo>
                  <mi/>
                </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i>z</mi>
              </mrow>
              <mo stretchy="false">)</mo>
            </mrow>
          </mrow>
        </mtd>
      </mtr>
    </mtable>
    <annotation encoding="StarMath 5.0">~~`` j _n (z) ~=~ sqrt{%pi over {2 z}} ` J _{n `+` 1 / 2} (z) newline
~~~ n _n (z) ~=~ sqrt{%pi over {2 z}} ` N _{n `+` 1 / 2} (z) newline
h _n ^{(1 , 2)} (z) ~=~ sqrt{%pi over {2 z}} ` H _{n `+` 1 / 2} (z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58:25.472000000</meta:creation-date>
    <meta:generator>LibreOffice/4.1.4.2$Windows_x86 LibreOffice_project/0a0440ccc0227ad9829de5f46be37cfb6edcf72</meta:generator>
  </office:meta>
</office:document-meta>
</file>